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D000000BB457170AA5C11D8DD.jpg" manifest:media-type="image/jpeg"/>
  <manifest:file-entry manifest:full-path="Pictures/10000000000005140000036356BFE126D06ACD73.jpg" manifest:media-type="image/jpeg"/>
  <manifest:file-entry manifest:full-path="Pictures/1000000000000111000000B86D65F7DC14ACD486.jpg" manifest:media-type="image/jpeg"/>
  <manifest:file-entry manifest:full-path="Pictures/10000000000001900000011C2743308D0D411681.jpg" manifest:media-type="image/jpeg"/>
  <manifest:file-entry manifest:full-path="Pictures/10000000000001D3000002D067C8F1DE3BFF829D.jpg" manifest:media-type="image/jpeg"/>
  <manifest:file-entry manifest:full-path="Pictures/10000000000001F400000142A25596643EDA56AA.jpg" manifest:media-type="image/jpeg"/>
  <manifest:file-entry manifest:full-path="Pictures/1000000000000113000000B7C604860378CBF7D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35cm" svg:height="20.583cm" svg:x="6.35cm" svg:y="0cm">
          <draw:image xlink:href="Pictures/10000000000001D3000002D067C8F1DE3BFF829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7.214cm" svg:height="19.323cm" svg:x="0.236cm" svg:y="2.032cm" presentation:class="graphic" presentation:user-transformed="true">
          <draw:image xlink:href="Pictures/10000000000001900000011C2743308D0D41168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7.94cm" svg:height="17.994cm" svg:x="0cm" svg:y="1.778cm" presentation:class="graphic" presentation:user-transformed="true">
          <draw:image xlink:href="Pictures/10000000000001F400000142A25596643EDA56A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7.48cm" svg:height="18.288cm" svg:x="0.259cm" svg:y="1.008cm" presentation:class="graphic" presentation:user-transformed="true">
          <draw:image xlink:href="Pictures/1000000000000113000000B7C604860378CBF7D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7.018cm" svg:height="11.47cm" svg:x="5.842cm" svg:y="10.385cm">
          <draw:image xlink:href="Pictures/1000000000000111000000B86D65F7DC14ACD486.jpg" xlink:type="simple" xlink:show="embed" xlink:actuate="onLoad">
            <text:p/>
          </draw:image>
        </draw:frame>
        <draw:frame draw:style-name="gr1" draw:text-style-name="P1" draw:layer="layout" svg:width="15.711cm" svg:height="10.478cm" svg:x="6.35cm" svg:y="0cm">
          <draw:image xlink:href="Pictures/10000000000005140000036356BFE126D06ACD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6.672cm" svg:height="18.542cm" svg:x="0.76cm" svg:y="0.762cm">
          <draw:image xlink:href="Pictures/100000000000010D000000BB457170AA5C11D8D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8T08:00:01.882091488</meta:creation-date>
    <dc:date>2017-07-18T08:39:53.811457978</dc:date>
    <meta:editing-duration>PT19M31S</meta:editing-duration>
    <meta:editing-cycles>2</meta:editing-cycles>
    <meta:generator>LibreOffice/5.1.2.2$Linux_X86_64 LibreOffice_project/10m0$Build-2</meta:generator>
    <meta:document-statistic meta:object-count="45"/>
  </office:meta>
</office:document-meta>
</file>